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/>
    <style:font-face style:name="OpenSymbol" svg:font-family="OpenSymbol"/>
    <style:font-face style:name="Lucida Sans1" svg:font-family="'Lucida Sans'" style:font-family-generic="swiss"/>
    <style:font-face style:name="Adobe Caslon Pro" svg:font-family="'Adobe Caslon Pro'" style:font-pitch="variable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dobe Garamond Pro" fo:font-size="14pt" style:font-size-asian="14pt" style:font-size-complex="14pt"/>
    </style:style>
    <style:style style:name="P2" style:family="paragraph" style:parent-style-name="Standard" style:list-style-name="L3">
      <style:text-properties style:font-name="Adobe Garamond Pro" fo:font-size="14pt" style:font-size-asian="14pt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800000" style:font-name="Adobe Garamond Pro" fo:font-size="14pt" style:font-size-asian="14pt" style:font-size-complex="14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dobe Garamond Pro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Adobe Garamond Pro" fo:font-size="14pt" style:font-size-asian="14pt" style:font-size-complex="14pt"/>
    </style:style>
    <style:style style:name="P7" style:family="paragraph" style:parent-style-name="Standard" style:list-style-name="L2">
      <style:paragraph-properties fo:margin-left="0in" fo:margin-right="0in" fo:text-indent="0in" style:auto-text-indent="false"/>
      <style:text-properties style:font-name="Adobe Garamond Pro" fo:font-size="14pt" style:font-size-asian="14pt" style:font-size-complex="14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dobe Garamond Pro" fo:font-size="14pt" style:font-size-asian="14pt" style:font-size-complex="14pt"/>
    </style:style>
    <style:style style:name="P9" style:family="paragraph" style:parent-style-name="Standard" style:list-style-name="L4">
      <style:paragraph-properties fo:margin-left="0in" fo:margin-right="0in" fo:text-indent="0in" style:auto-text-indent="false"/>
      <style:text-properties style:font-name="Adobe Garamond Pr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style:font-name="Adobe Garamond Pro" fo:font-size="14pt" style:font-size-asian="14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5" text:style-name="Numbering_20_Symbols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945in" text:min-label-width="0.1965in"/>
      </text:list-level-style-bullet>
      <text:list-level-style-bullet text:level="2" text:style-name="Bullet_20_Symbols" style:num-suffix="." text:bullet-char="•">
        <style:list-level-properties text:space-before="1.2854in" text:min-label-width="0.1965in"/>
      </text:list-level-style-bullet>
      <text:list-level-style-bullet text:level="3" text:style-name="Bullet_20_Symbols" style:num-suffix="." text:bullet-char="•">
        <style:list-level-properties text:space-before="1.7764in" text:min-label-width="0.1965in"/>
      </text:list-level-style-bullet>
      <text:list-level-style-bullet text:level="4" text:style-name="Bullet_20_Symbols" style:num-suffix="." text:bullet-char="•">
        <style:list-level-properties text:space-before="2.2673in" text:min-label-width="0.1965in"/>
      </text:list-level-style-bullet>
      <text:list-level-style-bullet text:level="5" text:style-name="Bullet_20_Symbols" style:num-suffix="." text:bullet-char="•">
        <style:list-level-properties text:space-before="2.7583in" text:min-label-width="0.1965in"/>
      </text:list-level-style-bullet>
      <text:list-level-style-bullet text:level="6" text:style-name="Bullet_20_Symbols" style:num-suffix="." text:bullet-char="•">
        <style:list-level-properties text:space-before="3.2492in" text:min-label-width="0.1965in"/>
      </text:list-level-style-bullet>
      <text:list-level-style-bullet text:level="7" text:style-name="Bullet_20_Symbols" style:num-suffix="." text:bullet-char="•">
        <style:list-level-properties text:space-before="3.7402in" text:min-label-width="0.1965in"/>
      </text:list-level-style-bullet>
      <text:list-level-style-bullet text:level="8" text:style-name="Bullet_20_Symbols" style:num-suffix="." text:bullet-char="•">
        <style:list-level-properties text:space-before="4.2315in" text:min-label-width="0.1965in"/>
      </text:list-level-style-bullet>
      <text:list-level-style-bullet text:level="9" text:style-name="Bullet_20_Symbols" style:num-suffix="." text:bullet-char="•">
        <style:list-level-properties text:space-before="4.7224in" text:min-label-width="0.1965in"/>
      </text:list-level-style-bullet>
      <text:list-level-style-bullet text:level="10" text:style-name="Bullet_20_Symbols" style:num-suffix="." text:bullet-char="•">
        <style:list-level-properties text:space-before="5.2134in" text:min-label-width="0.1965in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ystemutviklingsprosessen</text:span></text:p>
      <text:p text:style-name="P6"/>
      <text:p text:style-name="P6">En systemutviklingsprosess er de aktivitetene som utføres for å utvikle et datasystem </text:p>
      <text:p text:style-name="P6">Aktivitetene varierer, men vil alltid ha elementer av:</text:p>
      <text:p text:style-name="P6">-spesifisering av kravene, dvs. hva systemet skal gjøre </text:p>
      <text:p text:style-name="P6">-design av systemet (for eksempel lage en datamodell) </text:p>
      <text:p text:style-name="P6">-implementering av koden (programmering) </text:p>
      <text:p text:style-name="P6">-validering av at systemet gjør det kunden ønsker </text:p>
      <text:p text:style-name="P6">-endringer av systemet i forhold til nye og endrede krav hos kunden </text:p>
      <text:p text:style-name="P6"/>
      <text:p text:style-name="P5">Roller</text:p>
      <text:p text:style-name="P6">-Utvikler </text:p>
      <text:p text:style-name="P6">-Vedlikeholder </text:p>
      <text:p text:style-name="P6">-Arkitekt/system designer </text:p>
      <text:p text:style-name="P6">-Grafisk designer </text:p>
      <text:p text:style-name="P6">-Tester </text:p>
      <text:p text:style-name="P6">-Prosjektleder </text:p>
      <text:p text:style-name="P6">-Bruker-/kunderepresentant</text:p>
      <text:p text:style-name="P6"/>
      <text:p text:style-name="P6"><text:span text:style-name="T1">Systemutviklingsprosess</text:span> (= faktisk, reell prosess): </text:p>
      <text:p text:style-name="P6">-de aktivitetene som utføres i et utviklingsprosjekt </text:p>
      <text:p text:style-name="P6"/>
      <text:p text:style-name="P6"><text:span text:style-name="T1">Prosessmodell</text:span> (=formell prosess) </text:p>
      <text:p text:style-name="P6">-En abstrakt, forenklet representasjon av en prosess </text:p>
      <text:p text:style-name="P6"><text:tab/>• Deskriptiv: beskriver en prosess slik vi mener vi utfører den </text:p>
      <text:p text:style-name="P6"><text:tab/>• Normativ (preskriptiv): beskriver en prosess slik noen mener den bør være (vanligste betydning) </text:p>
      <text:p text:style-name="P6"/>
      <text:p text:style-name="P6"/>
      <text:p text:style-name="P6"><text:soft-page-break/></text:p>
      <text:p text:style-name="P6"/>
      <text:p text:style-name="P6"><text:span text:style-name="T1">Nivåer av prosessmodeller:</text:span> </text:p>
      <text:p text:style-name="P6">(tilpasses prosjektets behov)</text:p>
      <text:p text:style-name="P6"><text:tab/>Random eks:</text:p>
      <text:p text:style-name="P6"><text:tab/>-Overordnet prosess: kanban-scrum hybrid</text:p>
      <text:p text:style-name="P6"><text:tab/><text:tab/>-Underordnet prosess scrum</text:p>
      <text:p text:style-name="P6"><text:tab/><text:tab/><text:tab/>-Under-underordnet prosess kanban</text:p>
      <text:p text:style-name="P6"/>
      <text:p text:style-name="P5">Hvordan tilpasse prosesser? </text:p>
      <text:p text:style-name="P6">• Prosesser må tilpasses</text:p>
      <text:p text:style-name="P6"><text:tab/>-Ingen prosjekter er like </text:p>
      <text:p text:style-name="P6"><text:tab/>-Mange faktorer påvirker prosessen </text:p>
      <text:p text:style-name="P6">• Hva kan tilpasses? </text:p>
      <text:p text:style-name="P6"><text:tab/>-Antall faser/aktiviteter, roller, ansvarsforhold, dokumentformater, formalitet/frekvens på rapporter og gjennomganger </text:p>
      <text:p text:style-name="P6">• Hvordan tilpasse? </text:p>
      <text:list xml:id="list9062362251108317124" text:style-name="L4">
        <text:list-item>
          <text:list>
            <text:list-item>
              <text:list>
                <text:list-header>
                  <text:p text:style-name="P9">1. Identifiser prosjektomgivelser</text:p>
                  <text:p text:style-name="P9"><text:s/><text:tab/>-utviklingsstrategi, risiko, krav, applikasjonsområde, type kunde etc. </text:p>
                </text:list-header>
              </text:list>
            </text:list-item>
          </text:list>
        </text:list-item>
      </text:list>
      <text:p text:style-name="P6">2. Innhent synspunkter fra utviklere, brukere, kunder </text:p>
      <text:p text:style-name="P6">3. Definer prosesser, aktiviteter og roller </text:p>
      <text:p text:style-name="P6">4. Dokumenter og begrunn tilpasningene </text:p>
      <text:p text:style-name="P6"/>
      <text:p text:style-name="P6"><text:span text:style-name="T2">prosesser.pdf</text:span> </text:p>
      <text:p text:style-name="P6"/>
      <text:p text:style-name="P6"><text:span text:style-name="T1">Fossefallsmodellen</text:span> </text:p>
      <text:p text:style-name="P6">• Plandrevet. Separate faser </text:p>
      <text:p text:style-name="P6">• Vanskelig å tilpasse endringer i brukerkrav underveis </text:p>
      <text:p text:style-name="P6">• Best ved godt forståtte krav og når det er lite sannsynlig med mye endringer underveis </text:p>
      <text:p text:style-name="P6"><text:soft-page-break/><text:tab/>-Men få systemer har stabile krav … </text:p>
      <text:p text:style-name="P6">• Brukes mest i store prosjekter som gjerne utvikles på ulike steder. Plandreven utvikling gjør det enklere å koordinere arbeidet </text:p>
      <text:p text:style-name="P6">• Men brukes også i små, godt forståtte prosjekter</text:p>
      <text:p text:style-name="P6"/>
      <text:p text:style-name="P5">Plandrevne (tunge) prosesser </text:p>
      <text:p text:style-name="P6">• Prosessaktivitetene planlagt på forhånd. Progresjon måles i henhold til planen </text:p>
      <text:p text:style-name="P6">• En tung prosess inkluderer mange aktiviteter og ofte roller. Krever formelle, detaljerte og konsistente prosjektdokumenter </text:p>
      <text:p text:style-name="P6">• Ofte “for-tunge”, dvs. vektlegger aktiviteter som gjøres tidlig i prosessen (planlegging, analyse &amp; design) </text:p>
      <text:p text:style-name="P6"/>
      <text:p text:style-name="P5">Smidige (lette) prosesser </text:p>
      <text:p text:style-name="P6">• Planleggingen gjøres litt etter litt (inkrementelt) </text:p>
      <text:p text:style-name="P6">• Enklere å endre prosessen for å tilpasse endrede krav fra kunden </text:p>
      <text:p text:style-name="P6">• Fokuserer mer på fundamentale prinsipper (f.eks. ”kontinuerlig testing”). Har færre formelle dokumenter og er ofte mer iterative </text:p>
      <text:p text:style-name="P6"/>
      <text:p text:style-name="P6">Et <text:span text:style-name="T1">inkrement</text:span> er et tillegg i funksjonaliteten – et aspekt ved systemet </text:p>
      <text:p text:style-name="P6">En <text:span text:style-name="T1">iterasjon</text:span> er en syklus i utviklingen – et aspekt ved prosessen </text:p>
      <text:p text:style-name="P6"/>
      <text:p text:style-name="P5">Rational Unified Process (RUP) </text:p>
      <text:p text:style-name="P6">• Rammeverk for å bygge arkitektur/UML-modeller</text:p>
      <text:p text:style-name="P6"/>
      <text:p text:style-name="P5">Komponenter og gjenbruk</text:p>
      <text:p text:style-name="P6">Eksisterende programvare gjenbrukes i større eller mindre grad utviklingen av nye systemer</text:p>
      <text:p text:style-name="P6"/>
      <text:p text:style-name="P5">Service-orientert arkitektur (SOA) </text:p>
      <text:p text:style-name="P6">• Brukes for å utvikle distribuerte systemer der komponentene er selvstendige tjenester </text:p>
      <text:p text:style-name="P6">• Tjenestene vil kunne utføres på ulike maskiner fra ulike tjenesteleverandører </text:p>
      <text:p text:style-name="P6">• Standard protokoller har blitt utviklet for å støtte kommunikasjon og utveksling av informasjon </text:p>
      <text:p text:style-name="P6"/>
      <text:p text:style-name="P6"><text:soft-page-break/></text:p>
      <text:p text:style-name="P5">Smidig</text:p>
      <text:p text:style-name="P6">plandrevet vs smidig</text:p>
      <text:p text:style-name="P6">• Programmeringsfokuserte metoder </text:p>
      <text:p text:style-name="P6"><text:tab/>– Ekstrem programmering (XP) </text:p>
      <text:p text:style-name="P6"><text:tab/>– Eksperiment på parprogrammering </text:p>
      <text:p text:style-name="P6">• Prosessfokuserte metoder </text:p>
      <text:p text:style-name="P6"/>
      <text:p text:style-name="P6"><text:span text:style-name="T1">Scrum</text:span> (tidsboksbasert) </text:p>
      <text:p text:style-name="P6">Velg noen prioriterte oppgaver og jobb med dem i faste tidsintervaller med definerte oppstarts- og avslutningsaktiviteter (Scrum) </text:p>
      <text:p text:style-name="P6">• Planleggingsfasen: overordnede mål for prosjektet etableres og programvarearkitekturen designes </text:p>
      <text:p text:style-name="P6">• Gjennomføringsfasen: en serie med sprintiterasjoner, der hver iterasjon leverer et inkrement av systemet </text:p>
      <text:p text:style-name="P6">• Avslutningsfasen: nødvendig dokumentasjon som hjelp-funksjoner og brukermanualer fullføres, og</text:p>
      <text:p text:style-name="P6"/>
      <text:p text:style-name="P6"/>
      <text:p text:style-name="P6"><text:span text:style-name="T1">Kanban</text:span> (flytbasert) (toyota - lean)</text:p>
      <text:p text:style-name="P6">Fokuserer på at oppgaver skal ”flyte” uten avbrudd gjennom de nødvendige aktivitetene til de er ferdige </text:p>
      <text:p text:style-name="P6">• Fokus på gjennomstrømningshastighet på arbeidspakkene = antall features/brukerhistorier implementert per tidsenhet </text:p>
      <text:p text:style-name="P6">• Begrense antall arbeidspakker som det jobbes med i parallell (Work In Progress) for å hindre flaskehalser WIP totalt eller per tilstand </text:p>
      <text:p text:style-name="P6">• Antakelse: J-høyere WIP, j-saktere flyter arbeidspakken gjennom arbeidsprosessene </text:p>
      <text:p text:style-name="P6">• Når en pakke er ferdig, kan man etterspørre en ny som man begynner å jobbe med (pull) </text:p>
      <text:p text:style-name="P6">• Slakk i tidsplanen er OK, dvs. en utvikler vil kunne vente hvis det optimaliserer overordnet flyt </text:p>
      <text:p text:style-name="P6">• Mindre fokus på estimering </text:p>
      <text:p text:style-name="P6">• Kommer fra Lean systemutvikling (toyota)</text:p>
      <text:p text:style-name="P6"/>
      <text:p text:style-name="P6"/>
      <text:p text:style-name="P5">Prosjektledelse</text:p>
      <text:p text:style-name="P6">• Forretningsplan (Hvorfor?) </text:p>
      <text:p text:style-name="P6"><text:soft-page-break/>• Organisasjon (Hvem?) </text:p>
      <text:p text:style-name="P6">• Kvalitet (Hva?) </text:p>
      <text:p text:style-name="P6">• Plan (Hvordan? Hvor mye? Når?) </text:p>
      <text:p text:style-name="P6">• Risik-(Hva hvis?)</text:p>
      <text:p text:style-name="P6">• En risiko </text:p>
      <text:p text:style-name="P6"><text:tab/>-er en sannsynlighet for at uønskede omstendigheter skjer </text:p>
      <text:p text:style-name="P6"><text:tab/>– Prosjekt-risikoer vil ha effekt på tidsplanen og/eller ressurser </text:p>
      <text:p text:style-name="P6"><text:tab/>– Produkt-risikoer vil ha effekt på kvaliteten eller av programvaren som utvikles </text:p>
      <text:p text:style-name="P6"><text:tab/>– Forretnings (Business)-risikoer vil ha effekt på organisasjonen som utvikler eller eier programvaren</text:p>
      <text:p text:style-name="P4"/>
      <text:p text:style-name="P4">risikotyper.pdf</text:p>
      <text:p text:style-name="P6"/>
      <text:p text:style-name="P6"/>
      <text:p text:style-name="P6"/>
      <text:p text:style-name="P6">• Endring (Hvilke endringer gir systemet?)</text:p>
      <text:p text:style-name="P6"/>
      <text:p text:style-name="P6"/>
      <text:p text:style-name="P6">Parprogrammering: skriv stikkord</text:p>
      <text:p text:style-name="P6"/>
      <text:p text:style-name="P5">Krav</text:p>
      <text:p text:style-name="P5">Hva er et krav? </text:p>
      <text:p text:style-name="P6">-alt fra en abstrakt beskrivelse av en tjeneste til en detaljert, matematisk beskrevet funksjon </text:p>
      <text:p text:style-name="P6"><text:s/></text:p>
      <text:p text:style-name="P6">En kravspesifikasjon kan ha flere formål: </text:p>
      <text:p text:style-name="P6"><text:tab/>-Basis for anbud (rom for fortolkninger, ulike tilbydere vil kunne tilby ulike måter å løse kundens behov på) </text:p>
      <text:p text:style-name="P6"><text:tab/>-Basis for kontrakt (detaljer) </text:p>
      <text:p text:style-name="P6"><text:tab/>-Basis for design og implementasjon av systemet </text:p>
      <text:p text:style-name="P6"><text:tab/></text:p>
      <text:p text:style-name="P5"><text:soft-page-break/>Typer krav </text:p>
      <text:p text:style-name="P6">• Brukerkrav </text:p>
      <text:p text:style-name="P6"><text:tab/>-Krav uttrykt i naturlig språk og diagrammer som viser tjenestene (funksjonene) til systemet og føringer som gjelder </text:p>
      <text:p text:style-name="P6"><text:tab/>-Skal forstås greit av kunden </text:p>
      <text:p text:style-name="P6"/>
      <text:p text:style-name="P6">• Systemkrav </text:p>
      <text:p text:style-name="P6"><text:tab/>-Strukturert, detaljert beskrivelse av systemets funksjoner og føringer som gjelder </text:p>
      <text:p text:style-name="P6"><text:tab/>-Definerer hva som skal implementeres </text:p>
      <text:p text:style-name="P6"><text:tab/>-Utgangspunkt for kontrakt mellom oppdragsgiver (kunde) og utviklerorganisasjon </text:p>
      <text:p text:style-name="P6"/>
      <text:p text:style-name="P6"><text:span text:style-name="T1">Funksjonelle krav</text:span> </text:p>
      <text:p text:style-name="P6">Hva systemet skal gjøre? </text:p>
      <text:p text:style-name="P6"><text:tab/>-Hvilke tjenester (funksjoner) systemet skal tilby? </text:p>
      <text:p text:style-name="P6"><text:tab/>-Hvordan det skal reagere på ulike typer input? </text:p>
      <text:p text:style-name="P6"><text:tab/>-Vil kunne beskrive hva systemet ikke skal gjøre også</text:p>
      <text:p text:style-name="P6"/>
      <text:p text:style-name="P6"><text:span text:style-name="T1">Ikke-funksjonelle krav</text:span> </text:p>
      <text:p text:style-name="P6">Hvordan systemet skal implementere de funksjonelle kravene </text:p>
      <text:p text:style-name="P6"/>
      <text:p text:style-name="P6">Typer ikke-funksjonelle krav </text:p>
      <text:p text:style-name="P6"><text:tab/>Produktkrav: sikkerhets-(kryptering), brukbarhets-, effektivitets-(ytelse), pålitelighets-(feilrater). </text:p>
      <text:p text:style-name="P6"><text:tab/>Organiastoriske krav: miljø-, utviklings-(kostnader, ressurser, gjenbruk), </text:p>
      <text:p text:style-name="P6"><text:tab/>Eksterne krav: Legislative-, sikkerhets-, etiske-, regler- </text:p>
      <text:p text:style-name="P6"><text:tab/></text:p>
      <text:p text:style-name="P5">Domenekrav</text:p>
      <text:p text:style-name="P6">Krav som settes av fagområdet systemet designes for. </text:p>
      <text:p text:style-name="P6"><text:tab/></text:p>
      <text:p text:style-name="P6">Utfordringer</text:p>
      <text:p text:style-name="P6"><text:soft-page-break/>• Forståelighet </text:p>
      <text:p text:style-name="P6"><text:tab/>– Kravene er ofte uttrykt i spesifikke domenespråk </text:p>
      <text:p text:style-name="P6"><text:tab/>– Disse er ofte uforståelige for systemutviklere </text:p>
      <text:p text:style-name="P6">• Implisitt </text:p>
      <text:p text:style-name="P6"><text:tab/>– Domenespesialister kjenner ofte fagområdet så godt at de ikke tenker på å gjøre domenekravene eksplisitte </text:p>
      <text:p text:style-name="P6">• En god systemutvikler har ofte god domenekunnskap. Industri og næringsliv etterspør ofte begge deler</text:p>
      <text:p text:style-name="P6"/>
      <text:p text:style-name="P6"><text:span text:style-name="T1">Retningslinjer for skriving av kravspec</text:span> </text:p>
      <text:p text:style-name="P6">• Bruk et standard format på alle krav </text:p>
      <text:p text:style-name="P6">• Bruk “må” for absolutte krav og “bør” for ønsker </text:p>
      <text:p text:style-name="P6">• Uthev teksten på spesielt viktige deler </text:p>
      <text:p text:style-name="P6">• Unngå IT-sjargong </text:p>
      <text:p text:style-name="P6">• Inkluder forklaring på hvorfor et krav er nødvendig</text:p>
      <text:p text:style-name="P6"/>
      <text:p text:style-name="P6"/>
      <text:p text:style-name="P6"/>
      <text:p text:style-name="P6"/>
      <text:p text:style-name="P6"/>
      <text:p text:style-name="P6"/>
      <text:p text:style-name="P5">Modellering</text:p>
      <text:p text:style-name="P6"/>
      <text:p text:style-name="P6">-Det sentrale med systemmodellering er å utvikle abstrakte modeller av et system, der hver modell representerer ulike perspektiver av systemet.</text:p>
      <text:p text:style-name="P6">-Systemmodellering er viktig for å forstå funksjonaliteten i et system og modellene brukes til å kommunisere med kundene og til dokumentasjon</text:p>
      <text:p text:style-name="P6">-En modell er en abstrakt oversikt av et system</text:p>
      <text:p text:style-name="P6"><text:tab/></text:p>
      <text:p text:style-name="P5">Grafiske Modeller</text:p>
      <text:p text:style-name="P6"><text:soft-page-break/>-Et godt hjelpemiddel i diskusjonen om systemet </text:p>
      <text:p text:style-name="P6">-Ikke-komplette eller ukorrekte modeller kan være OK så lenge formålet er å bidra til diskusjon</text:p>
      <text:p text:style-name="P6">-Brukes ofte som en sentral del i dokumentasjon av et eksisterende system </text:p>
      <text:p text:style-name="P6">-Modeller bør representere systemet korrekt, men trenger ikke være komplett</text:p>
      <text:p text:style-name="P6">-En detaljert systembeskrivelse kan brukes til å implementere systemet </text:p>
      <text:p text:style-name="P6"><text:tab/>-Modellen må både være korrekt og komplett</text:p>
      <text:p text:style-name="P6"/>
      <text:p text:style-name="P6"><text:span text:style-name="T1">Kontekstmodeller</text:span> </text:p>
      <text:p text:style-name="P6"><text:tab/>Kontekstmodeller viser hvordan et system relaterer seg til andre systemer og prosesser</text:p>
      <text:p text:style-name="P5">Bruksmønsere – use case diagram</text:p>
      <text:p text:style-name="P6"><text:tab/>-brukes til å beskrive interaksjonen mellom brukere og systemer.</text:p>
      <text:p text:style-name="P6"><text:tab/>-beskriver interaksjonen mellom et system og eksterne aktører</text:p>
      <text:p text:style-name="P5">Aktivitetsdiagram</text:p>
      <text:p text:style-name="P6"><text:tab/>se oblig 3<text:tab/></text:p>
      <text:p text:style-name="P5">Sekvensdiagram</text:p>
      <text:p text:style-name="P6"><text:tab/>-brukes til å beskrive interaksjonen mellom brukere og systemer.</text:p>
      <text:p text:style-name="P6"><text:tab/>-brukes til å modellere interaksjonen mellom aktørene og objektene i et system</text:p>
      <text:p text:style-name="P6"><text:tab/>-viser sekvensen av interaksjoner som skjer under et gitt bruksmønster (spesielt for hovedløp)</text:p>
      <text:p text:style-name="P6"><text:tab/>-angir hvordan metodene i objektene anvendes</text:p>
      <text:p text:style-name="P5">Klassediagram</text:p>
      <text:p text:style-name="P6"><text:tab/>-blir brukt i utviklingen av systemmodeller for å vise klasser i systemet og assosiasjoner mellom disse klassene</text:p>
      <text:p text:style-name="P6"><text:tab/>-En klasse kan bli sett på som en generell definisjon (mønster) av objekter som er instanser av klassen</text:p>
      <text:p text:style-name="P6"><text:tab/>-En assosiasjon mellom to klasser angir at det er en forbindelse mellom disse klassene</text:p>
      <text:p text:style-name="P5">Tilstandsdiagram</text:p>
      <text:p text:style-name="P1"><text:tab/><text:tab/>-Mange systemer er drevet av ”hendelser”, med minimal data prosessering </text:p>
      <text:list xml:id="list6236412188538410943" text:style-name="L3">
        <text:list-header>
          <text:p text:style-name="P2">-Modellene viser hvordan et system reagerer på eksterne og interne hendelser </text:p>
          <text:p text:style-name="P2">-Baseres på antagelsen av at systemet har et endelig antall tilstander og at hendelser (stimuli) fører til at systemet går fra en tilstand til en annen </text:p>
        </text:list-header>
      </text:list>
      <text:p text:style-name="P1"><text:soft-page-break/></text:p>
      <text:p text:style-name="P6"/>
      <text:p text:style-name="P6"/>
      <text:p text:style-name="P6"><text:tab/></text:p>
      <text:p text:style-name="P6"/>
      <text:p text:style-name="P6"/>
      <text:p text:style-name="P6"/>
      <text:p text:style-name="P6">Testing</text:p>
      <text:p text:style-name="P6"/>
      <text:p text:style-name="P6">Kontrakter</text:p>
      <text:p text:style-name="P6"/>
      <text:p text:style-name="P5">Forskningsmetoder</text:p>
      <text:p text:style-name="P6">Valg av prosessmodeller, metoder, teknikker, praksiser, verktøy, språk etc. </text:p>
      <text:p text:style-name="P6"><text:tab/>• Organisasjoner, team og individer må stadig velge teknologi som støtter systemutvikling </text:p>
      <text:p text:style-name="P6"><text:tab/>• På hvilket grunnlag tar man slike valg? </text:p>
      <text:p text:style-name="P6"><text:tab/><text:tab/>– Ofte basert å moter/”hype” og synsing fra “guruer” </text:p>
      <text:p text:style-name="P6"><text:tab/><text:tab/>– Velger ofte det man kjenner best </text:p>
      <text:p text:style-name="P6"><text:tab/>• Ideelt: </text:p>
      <text:p text:style-name="P6"><text:tab/><text:tab/>– Basert på empiriske undersøkelser (empirisk = erfaringsmessig, det som baserer seg på erfaring, dvs. observert i <text:tab/><text:tab/><text:tab/>virkeligheten)</text:p>
      <text:p text:style-name="P6"/>
      <text:p text:style-name="P6"/>
      <text:p text:style-name="P6">Empiriske forskningsmetoder </text:p>
      <text:p text:style-name="P6"><text:tab/>1. Eksperiment </text:p>
      <text:p text:style-name="P6"><text:tab/>2. Case-studie </text:p>
      <text:p text:style-name="P6"><text:tab/> <text:s text:c="3"/>– Intervjuer </text:p>
      <text:p text:style-name="P6"><text:tab/>3. Etnografi </text:p>
      <text:p text:style-name="P6"><text:tab/>4. Spørreskjema-undersøkelse (survey) </text:p>
      <text:p text:style-name="P6"><text:soft-page-break/><text:tab/>5. Aksjonsforskning </text:p>
      <text:p text:style-name="P3"><text:span text:style-name="T3"><text:tab/>6. Systematisk litteraturstudie </text:span></text:p>
      <text:p text:style-name="P3"><text:span text:style-name="T3"><text:tab/>7. Meta-analyse</text:span></text:p>
      <text:p text:style-name="P3"><text:span text:style-name="T3"/></text:p>
      <text:list xml:id="list494188699159776363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/>
    <style:font-face style:name="OpenSymbol" svg:font-family="OpenSymbol"/>
    <style:font-face style:name="Lucida Sans1" svg:font-family="'Lucida Sans'" style:font-family-generic="swiss"/>
    <style:font-face style:name="Adobe Caslon Pro" svg:font-family="'Adobe Caslon Pro'" style:font-pitch="variable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6T11:57:18</meta:creation-date>
    <dc:date>2013-06-02T12:25:02</dc:date>
    <meta:editing-duration>PT6H51M33S</meta:editing-duration>
    <meta:editing-cycles>17</meta:editing-cycles>
    <meta:generator>OpenOffice.org/3.4.1$Unix OpenOffice.org_project/341m1$Build-9593</meta:generator>
    <meta:document-statistic meta:table-count="0" meta:image-count="0" meta:object-count="0" meta:page-count="10" meta:paragraph-count="197" meta:word-count="1337" meta:character-count="9810"/>
  </office:meta>
</office:document-meta>
</file>